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356a0" officeooo:paragraph-rsid="008827de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6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7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8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9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10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1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2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3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4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5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6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7" style:family="paragraph" style:parent-style-name="Preformatted_20_Text">
      <style:text-properties fo:font-size="9pt" officeooo:rsid="0085425b" officeooo:paragraph-rsid="008827de" style:font-size-asian="9pt" style:font-size-complex="9pt"/>
    </style:style>
    <style:style style:name="P18" style:family="paragraph" style:parent-style-name="Preformatted_20_Text">
      <style:text-properties fo:font-size="9pt" officeooo:rsid="0086a0d1" officeooo:paragraph-rsid="008827de" style:font-size-asian="9pt" style:font-size-complex="9pt"/>
    </style:style>
    <style:style style:name="P19" style:family="paragraph" style:parent-style-name="Preformatted_20_Text">
      <style:text-properties fo:font-size="9pt" officeooo:rsid="0087c5a5" officeooo:paragraph-rsid="008827de" style:font-size-asian="9pt" style:font-size-complex="9pt"/>
    </style:style>
    <style:style style:name="P20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21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22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23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24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25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26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27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28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29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30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31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32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33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34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35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36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37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38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39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40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41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42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43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44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45" style:family="paragraph" style:parent-style-name="Preformatted_20_Text">
      <style:text-properties fo:font-size="9pt" officeooo:rsid="00dbd51d" officeooo:paragraph-rsid="00dbd51d" style:font-size-asian="9pt" style:font-size-complex="9pt"/>
    </style:style>
    <style:style style:name="P46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47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48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49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50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51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52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53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54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55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56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57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58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59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60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61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62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63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64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16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117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18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19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20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f7764"/>
    </style:style>
    <style:style style:name="T34" style:family="text">
      <style:text-properties officeooo:rsid="0060e3a7"/>
    </style:style>
    <style:style style:name="T35" style:family="text">
      <style:text-properties officeooo:rsid="0065f28c"/>
    </style:style>
    <style:style style:name="T36" style:family="text">
      <style:text-properties officeooo:rsid="0065fab1"/>
    </style:style>
    <style:style style:name="T37" style:family="text">
      <style:text-properties officeooo:rsid="00699ad0"/>
    </style:style>
    <style:style style:name="T38" style:family="text">
      <style:text-properties officeooo:rsid="006d15c5"/>
    </style:style>
    <style:style style:name="T39" style:family="text">
      <style:text-properties officeooo:rsid="006ee7f6"/>
    </style:style>
    <style:style style:name="T40" style:family="text">
      <style:text-properties officeooo:rsid="006eeca9"/>
    </style:style>
    <style:style style:name="T41" style:family="text">
      <style:text-properties officeooo:rsid="006f9ae8"/>
    </style:style>
    <style:style style:name="T42" style:family="text">
      <style:text-properties officeooo:rsid="007194f2"/>
    </style:style>
    <style:style style:name="T43" style:family="text">
      <style:text-properties officeooo:rsid="0072322d"/>
    </style:style>
    <style:style style:name="T44" style:family="text">
      <style:text-properties officeooo:rsid="007579f9"/>
    </style:style>
    <style:style style:name="T45" style:family="text">
      <style:text-properties officeooo:rsid="0075d0c3"/>
    </style:style>
    <style:style style:name="T46" style:family="text">
      <style:text-properties officeooo:rsid="0078ec60"/>
    </style:style>
    <style:style style:name="T47" style:family="text">
      <style:text-properties officeooo:rsid="0079efe5"/>
    </style:style>
    <style:style style:name="T48" style:family="text">
      <style:text-properties officeooo:rsid="007df907"/>
    </style:style>
    <style:style style:name="T49" style:family="text">
      <style:text-properties officeooo:rsid="007ebd4c"/>
    </style:style>
    <style:style style:name="T50" style:family="text">
      <style:text-properties officeooo:rsid="0080bc27"/>
    </style:style>
    <style:style style:name="T51" style:family="text">
      <style:text-properties officeooo:rsid="0080c721"/>
    </style:style>
    <style:style style:name="T52" style:family="text">
      <style:text-properties officeooo:rsid="00842fb4"/>
    </style:style>
    <style:style style:name="T53" style:family="text">
      <style:text-properties officeooo:rsid="0087d569"/>
    </style:style>
    <style:style style:name="T54" style:family="text">
      <style:text-properties officeooo:rsid="00995677"/>
    </style:style>
    <style:style style:name="T55" style:family="text">
      <style:text-properties officeooo:rsid="009ab552"/>
    </style:style>
    <style:style style:name="T56" style:family="text">
      <style:text-properties officeooo:rsid="009ca96e"/>
    </style:style>
    <style:style style:name="T57" style:family="text">
      <style:text-properties officeooo:rsid="009d0699"/>
    </style:style>
    <style:style style:name="T58" style:family="text">
      <style:text-properties officeooo:rsid="009fcb1b"/>
    </style:style>
    <style:style style:name="T59" style:family="text">
      <style:text-properties officeooo:rsid="00a09010"/>
    </style:style>
    <style:style style:name="T60" style:family="text">
      <style:text-properties officeooo:rsid="00a25144"/>
    </style:style>
    <style:style style:name="T61" style:family="text">
      <style:text-properties officeooo:rsid="00a3856a"/>
    </style:style>
    <style:style style:name="T62" style:family="text">
      <style:text-properties officeooo:rsid="00a7e97d"/>
    </style:style>
    <style:style style:name="T63" style:family="text">
      <style:text-properties officeooo:rsid="00a8fb36"/>
    </style:style>
    <style:style style:name="T64" style:family="text">
      <style:text-properties officeooo:rsid="00aa9a23"/>
    </style:style>
    <style:style style:name="T65" style:family="text">
      <style:text-properties officeooo:rsid="00abf0e8"/>
    </style:style>
    <style:style style:name="T66" style:family="text">
      <style:text-properties officeooo:rsid="00ad3959"/>
    </style:style>
    <style:style style:name="T67" style:family="text">
      <style:text-properties officeooo:rsid="00aec69e"/>
    </style:style>
    <style:style style:name="T68" style:family="text">
      <style:text-properties officeooo:rsid="00b08175"/>
    </style:style>
    <style:style style:name="T69" style:family="text">
      <style:text-properties officeooo:rsid="00b2701f"/>
    </style:style>
    <style:style style:name="T70" style:family="text">
      <style:text-properties officeooo:rsid="00b342af"/>
    </style:style>
    <style:style style:name="T71" style:family="text">
      <style:text-properties officeooo:rsid="00bcb6b3"/>
    </style:style>
    <style:style style:name="T72" style:family="text">
      <style:text-properties officeooo:rsid="00be9110"/>
    </style:style>
    <style:style style:name="T73" style:family="text">
      <style:text-properties officeooo:rsid="00bf0d96"/>
    </style:style>
    <style:style style:name="T74" style:family="text">
      <style:text-properties officeooo:rsid="00c0158a"/>
    </style:style>
    <style:style style:name="T75" style:family="text">
      <style:text-properties officeooo:rsid="00c20474"/>
    </style:style>
    <style:style style:name="T76" style:family="text">
      <style:text-properties officeooo:rsid="00cc38f1"/>
    </style:style>
    <style:style style:name="T77" style:family="text">
      <style:text-properties officeooo:rsid="00ccd545"/>
    </style:style>
    <style:style style:name="T78" style:family="text">
      <style:text-properties officeooo:rsid="00cda726"/>
    </style:style>
    <style:style style:name="T79" style:family="text">
      <style:text-properties officeooo:rsid="00d15a67"/>
    </style:style>
    <style:style style:name="T80" style:family="text">
      <style:text-properties officeooo:rsid="00d3e2aa"/>
    </style:style>
    <style:style style:name="T81" style:family="text">
      <style:text-properties officeooo:rsid="00d4b80a"/>
    </style:style>
    <style:style style:name="T82" style:family="text">
      <style:text-properties officeooo:rsid="00d84ccf"/>
    </style:style>
    <style:style style:name="T83" style:family="text">
      <style:text-properties officeooo:rsid="00d8989f"/>
    </style:style>
    <style:style style:name="T84" style:family="text">
      <style:text-properties officeooo:rsid="00da6975"/>
    </style:style>
    <style:style style:name="T85" style:family="text">
      <style:text-properties officeooo:rsid="00dd3ab1"/>
    </style:style>
    <style:style style:name="T86" style:family="text">
      <style:text-properties officeooo:rsid="00e19d6e"/>
    </style:style>
    <style:style style:name="T87" style:family="text">
      <style:text-properties officeooo:rsid="00e41a20"/>
    </style:style>
    <style:style style:name="T88" style:family="text">
      <style:text-properties officeooo:rsid="00e5d784"/>
    </style:style>
    <style:style style:name="T89" style:family="text">
      <style:text-properties officeooo:rsid="00e61a98"/>
    </style:style>
    <style:style style:name="T90" style:family="text">
      <style:text-properties officeooo:rsid="00e76312"/>
    </style:style>
    <style:style style:name="T91" style:family="text">
      <style:text-properties officeooo:rsid="00e86564"/>
    </style:style>
    <style:style style:name="T92" style:family="text">
      <style:text-properties officeooo:rsid="00e8ef8c"/>
    </style:style>
    <style:style style:name="T93" style:family="text">
      <style:text-properties officeooo:rsid="00e9d616"/>
    </style:style>
    <style:style style:name="T94" style:family="text">
      <style:text-properties officeooo:rsid="00ee38c8"/>
    </style:style>
    <style:style style:name="T95" style:family="text">
      <style:text-properties officeooo:rsid="00ef6081"/>
    </style:style>
    <style:style style:name="T96" style:family="text">
      <style:text-properties officeooo:rsid="00f0cfb3"/>
    </style:style>
    <style:style style:name="T97" style:family="text">
      <style:text-properties officeooo:rsid="00f15e16"/>
    </style:style>
    <style:style style:name="T98" style:family="text">
      <style:text-properties officeooo:rsid="00f17ec7"/>
    </style:style>
    <style:style style:name="T99" style:family="text">
      <style:text-properties style:text-line-through-style="solid" style:text-line-through-type="single"/>
    </style:style>
    <style:style style:name="T100" style:family="text">
      <style:text-properties officeooo:rsid="00fbe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T boardContainer = boardContainer node</text:p>
      <text:p text:style-name="P1"/>
      <text:p text:style-name="P1">centralData {</text:p>
      <text:p text:style-name="P67"><text:tab/>board<text:span text:style-name="T17">Tiles</text:span><text:span text:style-name="T21">{</text:span></text:p>
      <text:p text:style-name="P65"><text:span text:style-name="T21"><text:tab/><text:tab/>x: </text:span><text:span text:style-name="T25">[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6"><text:span text:style-name="T26"><text:tab/><text:tab/><text:tab/></text:span><text:span text:style-name="T24">{</text:span></text:p>
      <text:p text:style-name="P66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6"><text:span text:style-name="T21"><text:tab/><text:tab/></text:span><text:span text:style-name="T25"><text:tab/></text:span><text:span text:style-name="T24">}</text:span><text:span text:style-name="T26">,</text:span></text:p>
      <text:p text:style-name="P68"><text:tab/><text:tab/>]</text:p>
      <text:p text:style-name="P69"><text:tab/>}</text:p>
      <text:p text:style-name="P3"><text:span text:style-name="T99"><text:tab/>getTileFromCoordinate()</text:span></text:p>
      <text:p text:style-name="P15"/>
      <text:p text:style-name="P15"/>
      <text:p text:style-name="P15"><text:tab/>getPieceObjectFromString(string){</text:p>
      <text:p text:style-name="P15"><text:tab/><text:tab/>FOR EACH piece (piece) {</text:p>
      <text:p text:style-name="P15"><text:tab/><text:tab/><text:tab/>if piece.name equals string</text:p>
      <text:p text:style-name="P15"><text:tab/><text:tab/><text:tab/>return piece</text:p>
      <text:p text:style-name="P15"><text:tab/><text:tab/>}</text:p>
      <text:p text:style-name="P15"><text:tab/>}</text:p>
      <text:p text:style-name="P45"><text:tab/>availableTiles{</text:p>
      <text:p text:style-name="P45"><text:tab/><text:tab/>move[]</text:p>
      <text:p text:style-name="P45"><text:tab/><text:tab/>attack[]</text:p>
      <text:p text:style-name="P45"><text:tab/>}</text:p>
      <text:p text:style-name="P15"/>
      <text:p text:style-name="P3">}</text:p>
      <text:p text:style-name="P1"/>
      <text:p text:style-name="P5"/>
      <text:p text:style-name="P5"><text:span text:style-name="T2">b</text:span>oard {</text:p>
      <text:p text:style-name="P70"><text:tab/>tileFactory(<text:span text:style-name="T6">xCoordinate, yCoordinate, color</text:span>)<text:span text:style-name="T6">{</text:span></text:p>
      <text:p text:style-name="P71"><text:tab/><text:tab/>LET coordinates <text:span text:style-name="T89">{</text:span></text:p>
      <text:p text:style-name="P72"><text:tab/><text:tab/><text:tab/>x:<text:span text:style-name="T90"> xCoordinate</text:span></text:p>
      <text:p text:style-name="P72"><text:tab/><text:tab/><text:tab/>y:<text:span text:style-name="T90"> yCoordinate</text:span></text:p>
      <text:p text:style-name="P72"><text:tab/><text:tab/>}</text:p>
      <text:p text:style-name="P71"><text:tab/><text:tab/>LET color = color</text:p>
      <text:p text:style-name="P71"><text:tab/><text:tab/>LET content = ""</text:p>
      <text:p text:style-name="P71"><text:tab/><text:tab/>LET <text:span text:style-name="T59">available</text:span> = false</text:p>
      <text:p text:style-name="P71"><text:tab/><text:tab/>RETURN the object with the current variables as properties</text:p>
      <text:p text:style-name="P71"><text:span text:style-name="T9"><text:tab/></text:span>}</text:p>
      <text:p text:style-name="P7"><text:tab/><text:tab/></text:p>
      <text:p text:style-name="P6"><text:span text:style-name="T9"><text:tab/></text:span><text:span text:style-name="T1">createTiles</text:span>()<text:span text:style-name="T7">{</text:span></text:p>
      <text:p text:style-name="P73"><text:tab/>LET color = "white"</text:p>
      <text:p text:style-name="P73"><text:tab/>LET x = <text:span text:style-name="T33">0</text:span></text:p>
      <text:p text:style-name="P73"><text:tab/>LET y = <text:span text:style-name="T33">0</text:span></text:p>
      <text:p text:style-name="P73"><text:tab/>DO loop{</text:p>
      <text:p text:style-name="P73"><text:tab/><text:tab/>CREATE <text:span text:style-name="T8">tile object</text:span> through tileFactory(xCoordinate, Ycoordinate, color)</text:p>
      <text:p text:style-name="P74"><text:tab/><text:tab/>ADD eventlistener to tile<text:span text:style-name="T18"> (click, checkTileAction(tile)</text:span></text:p>
      <text:p text:style-name="P74"/>
      <text:p text:style-name="P76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75"/>
      <text:p text:style-name="P73"><text:tab/><text:tab/>IF xCoordinate &lt; <text:span text:style-name="T27">7</text:span></text:p>
      <text:p text:style-name="P73"><text:soft-page-break/><text:tab/><text:tab/><text:tab/>INCREMENT xCoordinate</text:p>
      <text:p text:style-name="P73"><text:tab/><text:tab/>ELSE IF yCoordinate &lt; <text:span text:style-name="T27">7</text:span></text:p>
      <text:p text:style-name="P73"><text:tab/><text:tab/><text:tab/>INCREMENT yCoordinate</text:p>
      <text:p text:style-name="P73"><text:tab/><text:tab/><text:tab/>xCoordinate = 1</text:p>
      <text:p text:style-name="P73"><text:tab/><text:tab/>ELSE</text:p>
      <text:p text:style-name="P73"><text:tab/><text:tab/><text:tab/>BREAK do loop</text:p>
      <text:p text:style-name="P77"/>
      <text:p text:style-name="P73"><text:tab/>}</text:p>
      <text:p text:style-name="P13"/>
      <text:p text:style-name="P4"><text:tab/>update()<text:span text:style-name="T51">{</text:span></text:p>
      <text:p text:style-name="P17"><text:tab/><text:tab/>boardcontainer content is empty</text:p>
      <text:p text:style-name="P16"><text:tab/><text:tab/>let currentTile = this.boardTiles.x[0].y[0]</text:p>
      <text:p text:style-name="P16"><text:tab/><text:tab/>FOR (i = 0; i &gt;= 63 ; i++){</text:p>
      <text:p text:style-name="P18"><text:tab/><text:tab/><text:tab/>boardContainer APPEND currentTile</text:p>
      <text:p text:style-name="P19"><text:tab/><text:tab/><text:tab/>currentTile = <text:span text:style-name="T53">getNextTile(currentTile)</text:span></text:p>
      <text:p text:style-name="P16"><text:tab/><text:tab/>}</text:p>
      <text:p text:style-name="P16"><text:tab/>}</text:p>
      <text:p text:style-name="P16"/>
      <text:p text:style-name="P64"><text:tab/>visualizeAvailableTiles()</text:p>
      <text:p text:style-name="P1">}</text:p>
      <text:p text:style-name="P1"/>
      <text:p text:style-name="P1"/>
      <text:p text:style-name="P1"/>
      <text:p text:style-name="P1"/>
      <text:p text:style-name="P78"><text:span text:style-name="T2">p</text:span>ieces {</text:p>
      <text:p text:style-name="P78"><text:tab/>constructor(<text:span text:style-name="T10">name, movement, player</text:span>)<text:span text:style-name="T11"> {</text:span></text:p>
      <text:p text:style-name="P80"><text:tab/><text:tab/>name = name</text:p>
      <text:p text:style-name="P80"><text:tab/><text:tab/>movement = movement</text:p>
      <text:p text:style-name="P81"><text:tab/><text:tab/>player = player</text:p>
      <text:p text:style-name="P80"><text:tab/><text:tab/>picture = picture</text:p>
      <text:p text:style-name="P82"><text:tab/><text:tab/><text:span text:style-name="T6">RETURN the object with the current variables as properties</text:span></text:p>
      <text:p text:style-name="P82"><text:tab/>}</text:p>
      <text:p text:style-name="P79"><text:tab/><text:span text:style-name="T1">list</text:span><text:span text:style-name="T19">[</text:span></text:p>
      <text:p text:style-name="P83"><text:tab/><text:tab/>name: ""</text:p>
      <text:p text:style-name="P83"><text:tab/><text:tab/>movement: {</text:p>
      <text:p text:style-name="P83"><text:tab/><text:tab/><text:tab/>direction: other</text:p>
      <text:p text:style-name="P83"><text:tab/><text:tab/><text:tab/>x: </text:p>
      <text:p text:style-name="P83"><text:tab/><text:tab/><text:tab/>y: </text:p>
      <text:p text:style-name="P83"><text:tab/><text:tab/><text:tab/>jump: <text:span text:style-name="T13">BOOLEAN</text:span></text:p>
      <text:p text:style-name="P83"><text:tab/><text:tab/><text:tab/>attack{</text:p>
      <text:p text:style-name="P83"><text:tab/><text:tab/><text:tab/><text:span text:style-name="T13"><text:tab/></text:span>x: </text:p>
      <text:p text:style-name="P83"><text:tab/><text:tab/><text:tab/><text:span text:style-name="T13"><text:tab/></text:span>y:<text:span text:style-name="T13"> </text:span></text:p>
      <text:p text:style-name="P83"><text:tab/><text:tab/><text:tab/>}</text:p>
      <text:p text:style-name="P84"><text:tab/><text:tab/>player: "white" or "black"</text:p>
      <text:p text:style-name="P85"><text:tab/><text:tab/>image: image url<text:span text:style-name="T14"> (svg?)</text:span></text:p>
      <text:p text:style-name="P83"><text:tab/><text:tab/><text:span text:style-name="T19">]</text:span></text:p>
      <text:p text:style-name="P79"><text:span text:style-name="T12"><text:tab/></text:span><text:span text:style-name="T1">}</text:span></text:p>
      <text:p text:style-name="P2"/>
      <text:p text:style-name="P86"><text:span text:style-name="T4"><text:tab/></text:span>placement{</text:p>
      <text:p text:style-name="P87"><text:tab/><text:tab/>white<text:span text:style-name="T16">: </text:span><text:span text:style-name="T42">[</text:span></text:p>
      <text:p text:style-name="P88"><text:tab/><text:tab/><text:tab/>16 <text:span text:style-name="T30">array entries</text:span> with names</text:p>
      <text:p text:style-name="P89"><text:tab/><text:tab/><text:tab/>"rook"<text:span text:style-name="T43">,</text:span></text:p>
      <text:p text:style-name="P89"><text:tab/><text:tab/><text:tab/>"knight"<text:span text:style-name="T43">,</text:span></text:p>
      <text:p text:style-name="P89"><text:tab/><text:tab/><text:tab/>"bishop"<text:span text:style-name="T43">,</text:span></text:p>
      <text:p text:style-name="P89"><text:tab/><text:tab/><text:tab/>"queen"<text:span text:style-name="T43">,</text:span></text:p>
      <text:p text:style-name="P89"><text:tab/><text:tab/><text:tab/>"king"<text:span text:style-name="T43">,</text:span></text:p>
      <text:p text:style-name="P89"><text:tab/><text:tab/><text:tab/><text:span text:style-name="T43">"bishop",</text:span></text:p>
      <text:p text:style-name="P90"><text:tab/><text:tab/><text:tab/>"knight",</text:p>
      <text:p text:style-name="P90"><text:tab/><text:tab/><text:tab/>"rook",</text:p>
      <text:p text:style-name="P90"/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90"><text:tab/><text:tab/><text:tab/>"pawn",</text:p>
      <text:p text:style-name="P88"><text:tab/><text:tab/><text:span text:style-name="T42">]</text:span></text:p>
      <text:p text:style-name="P87"><text:tab/><text:tab/><text:span text:style-name="T16">black: {</text:span></text:p>
      <text:p text:style-name="P88"><text:tab/><text:tab/><text:tab/>16 <text:span text:style-name="T31">array entries</text:span> with names</text:p>
      <text:p text:style-name="P88"><text:soft-page-break/><text:tab/><text:tab/>}</text:p>
      <text:p text:style-name="P86"><text:span text:style-name="T15"><text:tab/></text:span>}</text:p>
      <text:p text:style-name="P91">}</text:p>
      <text:p text:style-name="P8"/>
      <text:p text:style-name="P8"/>
      <text:p text:style-name="P8">preparation <text:span text:style-name="T20">(</text:span>{</text:p>
      <text:p text:style-name="P92"><text:tab/>board.createTiles()</text:p>
      <text:p text:style-name="P93"><text:tab/>addPiecesToTiles(</text:p>
      <text:p text:style-name="P95"><text:tab/><text:tab/>//<text:span text:style-name="T38"> </text:span>place the white pieces</text:p>
      <text:p text:style-name="P96"><text:span text:style-name="T32"><text:tab/></text:span><text:span text:style-name="T34"><text:tab/></text:span><text:span text:style-name="T48">LET</text:span><text:span text:style-name="T36"> </text:span><text:span text:style-name="T47">currentTile</text:span><text:span text:style-name="T36"> = </text:span><text:span text:style-name="T45">boardTiles.x[0].y[0]</text:span></text:p>
      <text:p text:style-name="P97"><text:tab/><text:tab/><text:span text:style-name="T48">LET</text:span> i = 0</text:p>
      <text:p text:style-name="P98"><text:tab/><text:tab/><text:span text:style-name="T41">LET</text:span><text:span text:style-name="T40"> pieceName = </text:span>placement<text:span text:style-name="T40">.white[i]</text:span></text:p>
      <text:p text:style-name="P101"><text:tab/><text:tab/><text:span text:style-name="T35">DO {</text:span></text:p>
      <text:p text:style-name="P103"><text:tab/><text:tab/><text:tab/>IF <text:span text:style-name="T39">placement</text:span><text:span text:style-name="T40">.white[i]</text:span> is not falsy,<text:span text:style-name="T49">{</text:span></text:p>
      <text:p text:style-name="P99"><text:span text:style-name="T50"><text:tab/><text:tab/><text:tab/><text:tab/></text:span><text:span text:style-name="T41">LET</text:span><text:span text:style-name="T40"> pieceName = </text:span>placement<text:span text:style-name="T40">.white[i]</text:span></text:p>
      <text:p text:style-name="P105"><text:tab/><text:tab/><text:tab/><text:span text:style-name="T44"><text:tab/></text:span><text:span text:style-name="T41">LET</text:span> pieceObject = getPieceObjectFromString(pieceName)</text:p>
      <text:p text:style-name="P107"><text:tab/><text:tab/><text:tab/><text:tab/>currentTile.content = pieceObject</text:p>
      <text:p text:style-name="P109"><text:tab/><text:tab/><text:tab/>}</text:p>
      <text:p text:style-name="P105"/>
      <text:p text:style-name="P110"><text:tab/><text:tab/><text:tab/><text:span text:style-name="T47">currentTile</text:span><text:span text:style-name="T46"> = </text:span>getNextTile(tile)</text:p>
      <text:p text:style-name="P111"><text:tab/><text:tab/><text:tab/>i++</text:p>
      <text:p text:style-name="P110"><text:tab/><text:tab/><text:tab/></text:p>
      <text:p text:style-name="P105"><text:tab/><text:tab/><text:tab/></text:p>
      <text:p text:style-name="P112"><text:tab/><text:tab/>} WHILE: x &lt;= 7 AND y &lt;= 1</text:p>
      <text:p text:style-name="P101"/>
      <text:p text:style-name="P113"><text:tab/><text:tab/>// place the black pieces</text:p>
      <text:p text:style-name="P114"><text:tab/><text:tab/>let x = 0</text:p>
      <text:p text:style-name="P114"><text:tab/><text:tab/>let y = 6</text:p>
      <text:p text:style-name="P102"><text:tab/><text:tab/><text:span text:style-name="T35">DO {</text:span></text:p>
      <text:p text:style-name="P104"><text:tab/><text:tab/><text:tab/>IF <text:span text:style-name="T39">placement</text:span><text:span text:style-name="T40">.</text:span><text:span text:style-name="T76">black</text:span><text:span text:style-name="T40">[i]</text:span> is not falsy,<text:span text:style-name="T49">{</text:span></text:p>
      <text:p text:style-name="P100"><text:span text:style-name="T50"><text:tab/><text:tab/><text:tab/><text:tab/></text:span><text:span text:style-name="T41">LET</text:span><text:span text:style-name="T40"> pieceName = </text:span>placement<text:span text:style-name="T40">.</text:span><text:span text:style-name="T77">w</text:span><text:span text:style-name="T78">f2</text:span><text:span text:style-name="T77">hite</text:span><text:span text:style-name="T40">[i]</text:span></text:p>
      <text:p text:style-name="P106"><text:tab/><text:tab/><text:tab/><text:span text:style-name="T44"><text:tab/></text:span><text:span text:style-name="T41">LET</text:span> pieceObject = getPieceObjectFromString(pieceName)</text:p>
      <text:p text:style-name="P108"><text:tab/><text:tab/><text:tab/><text:tab/>currentTile.content = pieceObject</text:p>
      <text:p text:style-name="P115"><text:tab/><text:tab/><text:tab/></text:p>
      <text:p text:style-name="P102"><text:span text:style-name="T35"><text:tab/><text:tab/>} WHILE: x &lt;= 7 AND y &lt;= </text:span><text:span text:style-name="T37">7</text:span></text:p>
      <text:p text:style-name="P93"><text:span text:style-name="T30"><text:tab/></text:span>)</text:p>
      <text:p text:style-name="P94"><text:tab/><text:span text:style-name="T52">board.</text:span>update()</text:p>
      <text:p text:style-name="P91">}<text:span text:style-name="T20">)()</text:span></text:p>
      <text:p text:style-name="P8"/>
      <text:p text:style-name="P8">gamePlay{</text:p>
      <text:p text:style-name="P8"><text:span text:style-name="T4"><text:tab/></text:span>checkTileAction<text:span text:style-name="T3">(</text:span><text:span text:style-name="T62">clickedTile</text:span><text:span text:style-name="T3">)</text:span></text:p>
      <text:p text:style-name="P11"><text:tab/><text:tab/>IF selected<text:span text:style-name="T62">Tile</text:span> is <text:span text:style-name="T62">falsy</text:span></text:p>
      <text:p text:style-name="P21"><text:tab/><text:tab/><text:tab/><text:span text:style-name="T55">IF selected</text:span><text:span text:style-name="T62">Tile</text:span><text:span text:style-name="T55"> is </text:span><text:span text:style-name="T62">falsy</text:span><text:span text:style-name="T55"> AND</text:span><text:span text:style-name="T62"> clickedTile</text:span><text:span text:style-name="T55"> is empty</text:span></text:p>
      <text:p text:style-name="P21"><text:span text:style-name="T55"><text:tab/><text:tab/><text:tab/><text:tab/></text:span>end function</text:p>
      <text:p text:style-name="P24"><text:tab/><text:tab/><text:span text:style-name="T55"><text:tab/></text:span>ELSE IF selected<text:span text:style-name="T64">Tile</text:span> is <text:span text:style-name="T64">falsy</text:span> <text:span text:style-name="T55">AND</text:span> <text:span text:style-name="T63">clickedTile</text:span> is NOT empty</text:p>
      <text:p text:style-name="P24"><text:tab/><text:tab/><text:span text:style-name="T55"><text:tab/></text:span><text:tab/>IF <text:span text:style-name="T54">the piece</text:span> is NOT the same<text:span text:style-name="T54"> color</text:span> as playerTurn</text:p>
      <text:p text:style-name="P26"><text:tab/><text:tab/><text:tab/><text:tab/><text:span text:style-name="T56"><text:tab/></text:span>end function</text:p>
      <text:p text:style-name="P25"><text:tab/><text:tab/><text:tab/><text:span text:style-name="T56"><text:tab/></text:span>ELSE IF <text:span text:style-name="T54">the piece</text:span> is the same<text:span text:style-name="T54"> color</text:span> as playerTurn</text:p>
      <text:p text:style-name="P26"><text:tab/><text:tab/><text:tab/><text:tab/><text:span text:style-name="T56"><text:tab/></text:span>selectPiece(tile)</text:p>
      <text:p text:style-name="P24"/>
      <text:p text:style-name="P20"><text:tab/><text:tab/>ELSE IF <text:span text:style-name="T55">selected</text:span><text:span text:style-name="T65">Tile</text:span><text:span text:style-name="T57"> is NOT empty</text:span></text:p>
      <text:p text:style-name="P27"><text:tab/><text:tab/><text:tab/><text:span text:style-name="T60">IF</text:span> <text:span text:style-name="T66">clickedTile</text:span> is <text:span text:style-name="T58">NOT available</text:span></text:p>
      <text:p text:style-name="P28"><text:tab/><text:tab/><text:tab/><text:tab/><text:span text:style-name="T61">deselectPiece()</text:span></text:p>
      <text:p text:style-name="P29"><text:tab/><text:tab/><text:tab/>IF <text:span text:style-name="T66">clickedTile</text:span> is available</text:p>
      <text:p text:style-name="P38"><text:tab/><text:tab/><text:tab/><text:tab/>IF clickedTile.content = ""</text:p>
      <text:p text:style-name="P38"><text:tab/><text:tab/><text:tab/><text:tab/><text:tab/>placePiece(tile)</text:p>
      <text:p text:style-name="P29"><text:tab/><text:tab/><text:tab/><text:tab/><text:span text:style-name="T71">IF clickedTile.</text:span><text:span text:style-name="T72">content</text:span><text:span text:style-name="T71">.</text:span><text:span text:style-name="T72">player</text:span><text:span text:style-name="T71"> is the same as playerTurn</text:span></text:p>
      <text:p text:style-name="P38"><text:tab/><text:tab/><text:tab/><text:tab/><text:tab/>deselectPiece<text:span text:style-name="T72">()</text:span></text:p>
      <text:p text:style-name="P39"><text:tab/><text:tab/><text:tab/><text:tab/>ELSE <text:span text:style-name="T73">IF c</text:span>lickedTile.<text:span text:style-name="T72">content</text:span>.<text:span text:style-name="T72">player</text:span> is <text:span text:style-name="T73">NOT </text:span>the same as <text:span text:style-name="T74"><text:tab/><text:tab/><text:tab/><text:tab/><text:tab/><text:tab/><text:tab/></text:span>playerTurn</text:p>
      <text:p text:style-name="P23"/>
      <text:p text:style-name="P11"/>
      <text:p text:style-name="P9"><text:tab/><text:span text:style-name="T5">selectPiece(</text:span><text:span text:style-name="T68">clickedTile</text:span><text:span text:style-name="T5">)</text:span></text:p>
      <text:p text:style-name="P31"><text:tab/><text:tab/>selected<text:span text:style-name="T70">Tile</text:span> = <text:span text:style-name="T68">clickedTile</text:span></text:p>
      <text:p text:style-name="P30"><text:tab/><text:tab/>updateAvailableTiles(<text:span text:style-name="T67">tile</text:span>)</text:p>
      <text:p text:style-name="P30"><text:tab/><text:tab/>updateBoard()</text:p>
      <text:p text:style-name="P9"/>
      <text:p text:style-name="P10"><text:tab/>placePiece(<text:span text:style-name="T68">newTile</text:span>)</text:p>
      <text:p text:style-name="P32"><text:tab/><text:tab/><text:span text:style-name="T69">newTile.content= selectedTile.content</text:span></text:p>
      <text:p text:style-name="P33"><text:tab/><text:tab/><text:span text:style-name="T75">make the origin tile empty</text:span></text:p>
      <text:p text:style-name="P40"/>
      <text:p text:style-name="P31"><text:soft-page-break/><text:tab/><text:tab/></text:p>
      <text:p text:style-name="P10"/>
      <text:p text:style-name="P10"><text:tab/>deselectPiece<text:span text:style-name="T70"><text:tab/></text:span><text:span text:style-name="T75">()</text:span></text:p>
      <text:p text:style-name="P34"><text:tab/><text:tab/>selectedTile = ""</text:p>
      <text:p text:style-name="P36"><text:tab/><text:tab/>updateAvailableTiles(false)</text:p>
      <text:p text:style-name="P37"><text:tab/><text:tab/>updateBoard()</text:p>
      <text:p text:style-name="P22"/>
      <text:p text:style-name="P14"><text:tab/>let selected<text:span text:style-name="T62">Tile </text:span>= ""</text:p>
      <text:p text:style-name="P20"><text:tab/>let playerTurn = "white"</text:p>
      <text:p text:style-name="P8">}</text:p>
      <text:p text:style-name="P8"/>
      <text:p text:style-name="P43">movementLogic {</text:p>
      <text:p text:style-name="P41"><text:tab/>updateAvailableTiles<text:span text:style-name="T84">() </text:span><text:span text:style-name="T79">{</text:span></text:p>
      <text:p text:style-name="P42"><text:tab/><text:tab/><text:span text:style-name="T82">RUN </text:span>getMovementData()</text:p>
      <text:p text:style-name="P42"><text:tab/><text:tab/><text:span text:style-name="T82">RUN </text:span>getAttackData()</text:p>
      <text:p text:style-name="P42"><text:tab/><text:tab/><text:span text:style-name="T80">let </text:span><text:span text:style-name="T81">availableTiles.</text:span><text:span text:style-name="T80">move = </text:span>calculateMovement<text:span text:style-name="T83">()</text:span></text:p>
      <text:p text:style-name="P42"><text:tab/><text:tab/><text:span text:style-name="T80">let </text:span><text:span text:style-name="T81">availableTiles.</text:span><text:span text:style-name="T80">attack = </text:span>calculateAttack<text:span text:style-name="T83">()</text:span></text:p>
      <text:p text:style-name="P46"><text:tab/><text:tab/>board.visualizeAvailableTiles<text:span text:style-name="T85">()</text:span></text:p>
      <text:p text:style-name="P44"><text:tab/>}</text:p>
      <text:p text:style-name="P35"><text:tab/><text:tab/></text:p>
      <text:p text:style-name="P42"><text:tab/>getMovementData()</text:p>
      <text:p text:style-name="P47"><text:tab/><text:tab/>IF the piece was not moved AND there is a firstmove present:</text:p>
      <text:p text:style-name="P47"><text:tab/><text:tab/><text:tab/>return piece.firstMove</text:p>
      <text:p text:style-name="P47"><text:tab/><text:tab/>ELSE</text:p>
      <text:p text:style-name="P47"><text:tab/><text:tab/><text:tab/>return piece.movement</text:p>
      <text:p text:style-name="P47"><text:tab/><text:tab/><text:tab/><text:tab/></text:p>
      <text:p text:style-name="P42"><text:tab/>getAttackData()</text:p>
      <text:p text:style-name="P48"><text:tab/><text:tab/>IF piece.attack is "movement"</text:p>
      <text:p text:style-name="P48"><text:tab/><text:tab/><text:tab/>return piece.movement</text:p>
      <text:p text:style-name="P48"><text:tab/><text:tab/>ELSE</text:p>
      <text:p text:style-name="P48"><text:tab/><text:tab/><text:tab/>return piece.attack<text:span text:style-name="T86"><text:tab/><text:tab/></text:span></text:p>
      <text:p text:style-name="P49"><text:tab/>getStepAmount()</text:p>
      <text:p text:style-name="P49"><text:tab/><text:tab/>IF stepAmount = continuous</text:p>
      <text:p text:style-name="P49"><text:tab/><text:tab/><text:tab/>return true</text:p>
      <text:p text:style-name="P49"><text:tab/><text:tab/>ELSE </text:p>
      <text:p text:style-name="P49"><text:tab/><text:tab/><text:tab/>return <text:span text:style-name="T87">tile.piece.</text:span>stepAmount</text:p>
      <text:p text:style-name="P49"><text:tab/></text:p>
      <text:p text:style-name="P42"><text:tab/><text:span text:style-name="T80">let </text:span><text:span text:style-name="T81">availableTiles.</text:span><text:span text:style-name="T80">move = </text:span>calculateMovement (<text:span text:style-name="T92">originTile</text:span>)</text:p>
      <text:p text:style-name="P49"><text:tab/><text:tab/>LET current<text:span text:style-name="T91">Tile</text:span> = tile.coordinate</text:p>
      <text:p text:style-name="P59"><text:tab/><text:tab/>LET newTile</text:p>
      <text:p text:style-name="P49"><text:tab/><text:tab/>LET i = getStepAmount</text:p>
      <text:p text:style-name="P50"><text:span text:style-name="T95"><text:tab/><text:tab/></text:span>// check every movement direction:</text:p>
      <text:p text:style-name="P50"><text:tab/><text:tab/>FOREACH piece.movement</text:p>
      <text:p text:style-name="P50"><text:tab/><text:tab/><text:tab/>LET <text:span text:style-name="T88">directionX</text:span> = pieceMovement[0]</text:p>
      <text:p text:style-name="P50"><text:tab/><text:tab/><text:tab/>LET <text:span text:style-name="T88">directionY</text:span> = pieceMovement[1]</text:p>
      <text:p text:style-name="P51"><text:tab/><text:tab/><text:tab/><text:span text:style-name="T92">followDirection: </text:span>FOR stepAmount of times, do the following:</text:p>
      <text:p text:style-name="P51"><text:tab/><text:tab/><text:tab/><text:tab/><text:span text:style-name="T89">let newX = current</text:span><text:span text:style-name="T91">Tile.x</text:span></text:p>
      <text:p text:style-name="P52"><text:tab/><text:tab/><text:tab/><text:tab/>let newY = currentTile.y</text:p>
      <text:p text:style-name="P53"><text:tab/><text:tab/><text:tab/><text:tab/>IF newX &gt; 7 OR newY &gt; 7 OR</text:p>
      <text:p text:style-name="P53"><text:tab/><text:tab/><text:tab/><text:tab/> <text:s text:c="2"/>newX &lt; 0 OR newY &lt; 0</text:p>
      <text:p text:style-name="P55"><text:span text:style-name="T95"><text:tab/><text:tab/><text:tab/><text:tab/><text:tab/></text:span>// <text:s/>tile is out of bounds</text:p>
      <text:p text:style-name="P53"><text:tab/><text:tab/><text:tab/><text:tab/><text:tab/>let currentTile = originTile</text:p>
      <text:p text:style-name="P53"><text:tab/><text:tab/><text:tab/><text:tab/><text:tab/><text:span text:style-name="T93">BREAK </text:span>followDirection loop</text:p>
      <text:p text:style-name="P56"><text:tab/><text:tab/><text:tab/><text:tab/>ELSE IF piece does not jump</text:p>
      <text:p text:style-name="P56"><text:span text:style-name="T95"><text:tab/><text:tab/><text:tab/><text:tab/><text:tab/></text:span>//check if there is another piece in the way</text:p>
      <text:p text:style-name="P60"><text:tab/><text:tab/><text:tab/><text:tab/><text:tab/>newTile = <text:span text:style-name="T92">boardTiles.x[newX].y[newY]</text:span></text:p>
      <text:p text:style-name="P57"><text:tab/><text:tab/><text:tab/><text:tab/><text:tab/><text:span text:style-name="T97">IF </text:span><text:span text:style-name="T96">newT</text:span>ile.content is not false</text:p>
      <text:p text:style-name="P61"><text:tab/><text:tab/><text:tab/><text:tab/><text:tab/><text:tab/>tile is occupied</text:p>
      <text:p text:style-name="P54"><text:tab/><text:tab/><text:tab/><text:tab/><text:tab/><text:span text:style-name="T97"><text:tab/></text:span>let currentTile = originTile</text:p>
      <text:p text:style-name="P54"><text:tab/><text:tab/><text:tab/><text:tab/><text:tab/><text:span text:style-name="T97"><text:tab/></text:span><text:span text:style-name="T93">BREAK </text:span>followDirection loop</text:p>
      <text:p text:style-name="P57"><text:tab/><text:tab/><text:tab/><text:tab/>ELSE</text:p>
      <text:p text:style-name="P58"><text:span text:style-name="T95"><text:tab/><text:tab/><text:tab/><text:tab/><text:tab/></text:span>// tile can apparently move here, add it to the available tiles</text:p>
      <text:p text:style-name="P62"><text:tab/><text:tab/><text:tab/><text:tab/><text:tab/>add newTile to availableTiles.move</text:p>
      <text:p text:style-name="P63"><text:tab/><text:tab/><text:tab/><text:tab/><text:tab/>// start checking one step further in the direction</text:p>
      <text:p text:style-name="P53"><text:tab/><text:tab/><text:tab/><text:tab/><text:span text:style-name="T98"><text:tab/></text:span>let <text:span text:style-name="T94">current</text:span>Tile = <text:span text:style-name="T97">newTile</text:span></text:p>
      <text:p text:style-name="P49"/>
      <text:p text:style-name="P49"/>
      <text:p text:style-name="P42"><text:tab/><text:span text:style-name="T80">let </text:span><text:span text:style-name="T81">availableTiles.</text:span><text:span text:style-name="T80">attack = </text:span>calculateAttack () //has significant logic</text:p>
      <text:p text:style-name="P43">}</text:p>
      <text:p text:style-name="P43"/>
      <text:p text:style-name="P43"/>
      <text:p text:style-name="P43"><text:soft-page-break/></text:p>
      <text:p text:style-name="P118">add new update info, so that also highlights can be update<text:span text:style-name="T100">d</text:span></text:p>
      <text:p text:style-name="P119">add the svgs of the other pieces</text:p>
      <text:p text:style-name="P120">add the data for other pieces to the list</text:p>
      <text:p text:style-name="P119">add the placement to the original setup</text:p>
      <text:p text:style-name="P1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8T16:08:54.698163902</dc:date>
    <meta:editing-duration>PT18H45M22S</meta:editing-duration>
    <meta:editing-cycles>228</meta:editing-cycles>
    <meta:document-statistic meta:table-count="0" meta:image-count="0" meta:object-count="0" meta:page-count="5" meta:paragraph-count="253" meta:word-count="718" meta:character-count="5298" meta:non-whitespace-character-count="4184"/>
  </office:meta>
</office:document-meta>
</file>